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>
      <style:paragraph-properties fo:text-align="center" style:justify-single-word="false"/>
      <style:text-properties officeooo:paragraph-rsid="001cbbf1"/>
    </style:style>
    <style:style style:name="T1" style:family="text">
      <style:text-properties officeooo:rsid="001cbbf1"/>
    </style:style>
    <style:style style:name="T2" style:family="text">
      <style:text-properties style:text-underline-style="solid" style:text-underline-width="auto" style:text-underline-color="font-color" officeooo:rsid="001cbbf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2">SQL Quick Reference</text:span></text:span></text:p>
      <text:p text:style-name="Text_20_body"><text:span text:style-name="Strong_20_Emphasis"/></text:p>
      <text:p text:style-name="Text_20_body"><text:span text:style-name="Strong_20_Emphasis">Database Basics:</text:span></text:p>
      <text:list text:style-name="L1">
        <text:list-item>
          <text:p text:style-name="P2">SQL (Structured Query Language) is used to manage relational databases.</text:p>
        </text:list-item>
        <text:list-item>
          <text:p text:style-name="P2">Relational databases organize data into tables with rows and columns.</text:p>
        </text:list-item>
        <text:list-item>
          <text:p text:style-name="P1">Primary keys uniquely identify each row in a table.</text:p>
        </text:list-item>
      </text:list>
      <text:p text:style-name="Text_20_body"><text:span text:style-name="Strong_20_Emphasis">CRUD Operations:</text:span></text:p>
      <text:list text:style-name="L2">
        <text:list-item>
          <text:p text:style-name="P4">CRUD stands for Create, Read, Update, Delete.</text:p>
        </text:list-item>
        <text:list-item>
          <text:p text:style-name="P4"><text:span text:style-name="Source_20_Text">INSERT INTO</text:span> for creating new records.</text:p>
        </text:list-item>
        <text:list-item>
          <text:p text:style-name="P4"><text:span text:style-name="Source_20_Text">SELECT</text:span> for reading data.</text:p>
        </text:list-item>
        <text:list-item>
          <text:p text:style-name="P4"><text:span text:style-name="Source_20_Text">UPDATE</text:span> for modifying existing records.</text:p>
        </text:list-item>
        <text:list-item>
          <text:p text:style-name="P3"><text:span text:style-name="Source_20_Text">DELETE FROM</text:span> for removing records.</text:p>
        </text:list-item>
      </text:list>
      <text:p text:style-name="Text_20_body"><text:span text:style-name="Strong_20_Emphasis">Data Types:</text:span></text:p>
      <text:list text:style-name="L3">
        <text:list-item>
          <text:p text:style-name="P6"><text:span text:style-name="Source_20_Text">INT</text:span>, <text:span text:style-name="Source_20_Text">VARCHAR</text:span>, <text:span text:style-name="Source_20_Text">FLOAT</text:span>, <text:span text:style-name="Source_20_Text">DATE</text:span>, <text:span text:style-name="Source_20_Text">BOOLEAN</text:span>, etc.</text:p>
        </text:list-item>
        <text:list-item>
          <text:p text:style-name="P5">Defines the type of data that can be stored in a column.</text:p>
        </text:list-item>
      </text:list>
      <text:p text:style-name="Text_20_body"><text:span text:style-name="Strong_20_Emphasis">Constraints:</text:span></text:p>
      <text:list text:style-name="L4">
        <text:list-item>
          <text:p text:style-name="P8">Ensure data integrity and enforce rules.</text:p>
        </text:list-item>
        <text:list-item>
          <text:p text:style-name="P7">Common constraints include <text:span text:style-name="Source_20_Text">PRIMARY KEY</text:span>, <text:span text:style-name="Source_20_Text">FOREIGN KEY</text:span>, <text:span text:style-name="Source_20_Text">NOT NULL</text:span>, <text:span text:style-name="Source_20_Text">UNIQUE</text:span>, <text:span text:style-name="Source_20_Text">CHECK</text:span>.</text:p>
        </text:list-item>
      </text:list>
      <text:p text:style-name="Text_20_body"><text:span text:style-name="Strong_20_Emphasis">Joins:</text:span></text:p>
      <text:list text:style-name="L5">
        <text:list-item>
          <text:p text:style-name="P10">Combine rows from two or more tables based on a related column.</text:p>
        </text:list-item>
        <text:list-item>
          <text:p text:style-name="P9">Types of joins include <text:span text:style-name="Source_20_Text">INNER JOIN</text:span>, <text:span text:style-name="Source_20_Text">LEFT JOIN</text:span>, <text:span text:style-name="Source_20_Text">RIGHT JOIN</text:span>, <text:span text:style-name="Source_20_Text">FULL JOIN</text:span>.</text:p>
        </text:list-item>
      </text:list>
      <text:p text:style-name="Text_20_body"><text:span text:style-name="Strong_20_Emphasis">Aggregation Functions:</text:span></text:p>
      <text:list text:style-name="L6">
        <text:list-item>
          <text:p text:style-name="P12">Perform calculations on multiple rows to return a single value.</text:p>
        </text:list-item>
        <text:list-item>
          <text:p text:style-name="P11">Examples include <text:span text:style-name="Source_20_Text">SUM</text:span>, <text:span text:style-name="Source_20_Text">AVG</text:span>, <text:span text:style-name="Source_20_Text">COUNT</text:span>, <text:span text:style-name="Source_20_Text">MIN</text:span>, <text:span text:style-name="Source_20_Text">MAX</text:span>.</text:p>
        </text:list-item>
      </text:list>
      <text:p text:style-name="Text_20_body"><text:span text:style-name="Strong_20_Emphasis">Group By:</text:span></text:p>
      <text:list text:style-name="L7">
        <text:list-item>
          <text:p text:style-name="P14">Groups rows that have the same values into summary rows.</text:p>
        </text:list-item>
        <text:list-item>
          <text:p text:style-name="P13">Used with aggregation functions to perform calculations on grouped data.</text:p>
        </text:list-item>
      </text:list>
      <text:p text:style-name="Text_20_body"><text:span text:style-name="Strong_20_Emphasis">Order By:</text:span></text:p>
      <text:list text:style-name="L8">
        <text:list-item>
          <text:p text:style-name="P16">Sorts the result set based on one or more columns.</text:p>
        </text:list-item>
        <text:list-item>
          <text:p text:style-name="P15">Syntax: <text:span text:style-name="Source_20_Text">ORDER BY column_name [ASC | DESC]</text:span>.</text:p>
        </text:list-item>
      </text:list>
      <text:p text:style-name="Text_20_body"><text:span text:style-name="Strong_20_Emphasis">Filtering:</text:span></text:p>
      <text:list text:style-name="L9">
        <text:list-item>
          <text:p text:style-name="P18"><text:span text:style-name="Source_20_Text">WHERE</text:span> clause used to filter rows based on specified conditions.</text:p>
        </text:list-item>
        <text:list-item>
          <text:p text:style-name="P17">Operators include <text:span text:style-name="Source_20_Text">=</text:span>, <text:span text:style-name="Source_20_Text">&lt;&gt;</text:span>, <text:span text:style-name="Source_20_Text">&gt;</text:span>, <text:span text:style-name="Source_20_Text">&lt;</text:span>, <text:span text:style-name="Source_20_Text">BETWEEN</text:span>, <text:span text:style-name="Source_20_Text">LIKE</text:span>, <text:span text:style-name="Source_20_Text">IN</text:span>, <text:span text:style-name="Source_20_Text">AND</text:span>, <text:span text:style-name="Source_20_Text">OR</text:span>, <text:span text:style-name="Source_20_Text">NOT</text:span>.</text:p>
        </text:list-item>
      </text:list>
      <text:p text:style-name="Text_20_body"><text:soft-page-break/><text:span text:style-name="Strong_20_Emphasis">Subqueries:</text:span></text:p>
      <text:list text:style-name="L10">
        <text:list-item>
          <text:p text:style-name="P20">Query nested within another query.</text:p>
        </text:list-item>
        <text:list-item>
          <text:p text:style-name="P19">Can be used in <text:span text:style-name="Source_20_Text">SELECT</text:span>, <text:span text:style-name="Source_20_Text">INSERT</text:span>, <text:span text:style-name="Source_20_Text">UPDATE</text:span>, or <text:span text:style-name="Source_20_Text">DELETE</text:span> statements.</text:p>
        </text:list-item>
      </text:list>
      <text:p text:style-name="Text_20_body"><text:span text:style-name="Strong_20_Emphasis">Views:</text:span></text:p>
      <text:list text:style-name="L11">
        <text:list-item>
          <text:p text:style-name="P22">Virtual tables created by a query.</text:p>
        </text:list-item>
        <text:list-item>
          <text:p text:style-name="P21">Simplify complex queries and provide a layer of abstraction over the underlying tables.</text:p>
        </text:list-item>
      </text:list>
      <text:p text:style-name="Text_20_body"><text:span text:style-name="Strong_20_Emphasis">Transactions:</text:span></text:p>
      <text:list text:style-name="L12">
        <text:list-item>
          <text:p text:style-name="P24">Group of SQL statements executed as a single unit.</text:p>
        </text:list-item>
        <text:list-item>
          <text:p text:style-name="P24">Ensure data consistency and integrity.</text:p>
        </text:list-item>
        <text:list-item>
          <text:p text:style-name="P23">Implemented using <text:span text:style-name="Source_20_Text">BEGIN TRANSACTION</text:span>, <text:span text:style-name="Source_20_Text">COMMIT</text:span>, <text:span text:style-name="Source_20_Text">ROLLBACK</text:span>.</text:p>
        </text:list-item>
      </text:list>
      <text:p text:style-name="Text_20_body"><text:span text:style-name="Strong_20_Emphasis">Indexes:</text:span></text:p>
      <text:list text:style-name="L13">
        <text:list-item>
          <text:p text:style-name="P26">Improve query performance by speeding up data retrieval.</text:p>
        </text:list-item>
        <text:list-item>
          <text:p text:style-name="P25">Created on columns used frequently in <text:span text:style-name="Source_20_Text">WHERE</text:span> clauses or <text:span text:style-name="Source_20_Text">JOIN</text:span> conditions.</text:p>
        </text:list-item>
      </text:list>
      <text:p text:style-name="Text_20_body"><text:span text:style-name="Strong_20_Emphasis">Stored Procedures:</text:span></text:p>
      <text:list text:style-name="L14">
        <text:list-item>
          <text:p text:style-name="P28">Precompiled SQL code stored in the database.</text:p>
        </text:list-item>
        <text:list-item>
          <text:p text:style-name="P27">Executed with a single command, reducing network traffic and improving performanc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7:29.887819044</meta:creation-date>
    <dc:date>2024-04-07T12:24:12.545370984</dc:date>
    <meta:editing-duration>PT47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48" meta:word-count="339" meta:character-count="1994" meta:non-whitespace-character-count="1736"/>
  </office:meta>
</office:document-meta>
</file>